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2.0835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035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2.6252in"/>
    </style:style>
    <style:style style:name="co9" style:family="table-column">
      <style:table-column-properties fo:break-before="auto" style:column-width="0.802in"/>
    </style:style>
    <style:style style:name="co10" style:family="table-column">
      <style:table-column-properties fo:break-before="auto" style:column-width="0.9646in"/>
    </style:style>
    <style:style style:name="co11" style:family="table-column">
      <style:table-column-properties fo:break-before="auto" style:column-width="1.0646in"/>
    </style:style>
    <style:style style:name="co12" style:family="table-column">
      <style:table-column-properties fo:break-before="auto" style:column-width="0.9374in"/>
    </style:style>
    <style:style style:name="co13" style:family="table-column">
      <style:table-column-properties fo:break-before="auto" style:column-width="0.8799in"/>
    </style:style>
    <style:style style:name="co14" style:family="table-column">
      <style:table-column-properties fo:break-before="auto" style:column-width="0.9in"/>
    </style:style>
    <style:style style:name="co15" style:family="table-column">
      <style:table-column-properties fo:break-before="auto" style:column-width="0.9898in"/>
    </style:style>
    <style:style style:name="co16" style:family="table-column">
      <style:table-column-properties fo:break-before="auto" style:column-width="0.9583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0"/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ce4" style:family="table-cell" style:parent-style-name="Default" style:data-style-name="N0">
      <style:text-properties fo:color="#000000"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12" style:family="table-cell" style:parent-style-name="Default" style:data-style-name="N0">
      <style:table-cell-properties fo:border="0.06pt solid #000000"/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ce7" style:family="table-cell" style:parent-style-name="Default" style:data-style-name="N0">
      <style:table-cell-properties fo:border="0.06pt solid #000000" style:vertical-align="automatic"/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9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ce10" style:family="table-cell" style:parent-style-name="Default" style:data-style-name="N0">
      <style:table-cell-properties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ce6" style:family="table-cell" style:parent-style-name="Default" style:data-style-name="N0">
      <style:table-cell-properties fo:border="0.06pt solid #000000"/>
      <style:text-properties fo:color="#000000"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2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color="#000000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fo:color="#000000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</office:automatic-styles>
  <office:body>
    <office:spreadsheet>
      <table:calculation-settings table:automatic-find-labels="false" table:use-regular-expressions="false"/>
      <table:table table:name="Grade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3" table:default-cell-style-name="ce1"/>
        <table:table-column table:style-name="co4" table:number-columns-repeated="1006" table:default-cell-style-name="ce1"/>
        <table:table-row table:style-name="ro1">
          <table:table-cell table:style-name="ce5" office:value-type="string" calcext:value-type="string">
            <text:p>First name</text:p>
          </table:table-cell>
          <table:table-cell table:style-name="ce5" office:value-type="string" calcext:value-type="string">
            <text:p>Surname</text:p>
          </table:table-cell>
          <table:table-cell table:style-name="ce5" office:value-type="string" calcext:value-type="string">
            <text:p>ID number</text:p>
          </table:table-cell>
          <table:table-cell table:style-name="ce5" office:value-type="string" calcext:value-type="string">
            <text:p>Email address</text:p>
          </table:table-cell>
          <table:table-cell table:style-name="ce5" office:value-type="string" calcext:value-type="string">
            <text:p>Attendance: Presensi (Real)</text:p>
          </table:table-cell>
          <table:table-cell table:style-name="ce5" office:value-type="string" calcext:value-type="string">
            <text:p>Assignment: Tugas Mandiri 1 (Riza Hadi) (Real)</text:p>
          </table:table-cell>
          <table:table-cell table:style-name="ce5" office:value-type="string" calcext:value-type="string">
            <text:p>Assignment: Ujian Tengah Semester (Coding Python FFT) (Real)</text:p>
          </table:table-cell>
          <table:table-cell table:style-name="ce5" office:value-type="string" calcext:value-type="string">
            <text:p>Assignment: Tugas Mandiri 3 (Riza Hadi) (Real)</text:p>
          </table:table-cell>
          <table:table-cell table:style-name="ce5" office:value-type="string" calcext:value-type="string">
            <text:p>Assignment: Tugas Mandiri 4 (Riza Hadi) (Real)</text:p>
          </table:table-cell>
          <table:table-cell table:style-name="ce5" office:value-type="string" calcext:value-type="string">
            <text:p>Assignment: Tugas Mandiri 5 (Riza Hadi) (Real)</text:p>
          </table:table-cell>
          <table:table-cell table:style-name="ce5" office:value-type="string" calcext:value-type="string">
            <text:p>Assignment: Tugas Mandiri 6 (Riza Hadi) (Real)</text:p>
          </table:table-cell>
          <table:table-cell table:style-name="ce5" office:value-type="string" calcext:value-type="string">
            <text:p>Assignment: Tugas Mandiri 7 (Real)</text:p>
          </table:table-cell>
          <table:table-cell table:style-name="ce5" office:value-type="string" calcext:value-type="string">
            <text:p>Assignment: Tugas Mandiri 8 (Real)</text:p>
          </table:table-cell>
          <table:table-cell table:style-name="ce5" office:value-type="string" calcext:value-type="string">
            <text:p>Assignment: Tugas Mandiri 9 (Real)</text:p>
          </table:table-cell>
          <table:table-cell table:style-name="ce5" office:value-type="string" calcext:value-type="string">
            <text:p>Assignment: Tugas Mandiri 2 PSD (Riza Hadi) (Real)</text:p>
          </table:table-cell>
          <table:table-cell table:style-name="ce5" office:value-type="string" calcext:value-type="string">
            <text:p>Assignment: Kuis 2 - Pengolahan Sinyal Digital A (Khusus Mahasiswa PMM) (Real)</text:p>
          </table:table-cell>
          <table:table-cell table:style-name="ce5" office:value-type="string" calcext:value-type="string">
            <text:p>Course total (Real)</text:p>
          </table:table-cell>
          <table:table-cell table:style-name="ce5" office:value-type="string" calcext:value-type="string">
            <text:p>Last downloaded from this cour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hmad</text:p>
          </table:table-cell>
          <table:table-cell office:value-type="string" calcext:value-type="string">
            <text:p>Yusril</text:p>
          </table:table-cell>
          <table:table-cell/>
          <table:table-cell office:value-type="string" calcext:value-type="string">
            <text:p>04191007@student.itk.ac.id</text:p>
          </table:table-cell>
          <table:table-cell office:value-type="float" office:value="66.67" calcext:value-type="float">
            <text:p>6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66.67" calcext:value-type="float">
            <text:p>66.67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bdillah</text:p>
          </table:table-cell>
          <table:table-cell office:value-type="string" calcext:value-type="string">
            <text:p>Wira Sakti</text:p>
          </table:table-cell>
          <table:table-cell/>
          <table:table-cell office:value-type="string" calcext:value-type="string">
            <text:p>04201001@student.itk.ac.id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bdullah</text:p>
          </table:table-cell>
          <table:table-cell office:value-type="string" calcext:value-type="string">
            <text:p>Baqir Arrafii</text:p>
          </table:table-cell>
          <table:table-cell/>
          <table:table-cell office:value-type="string" calcext:value-type="string">
            <text:p>04201003@student.itk.ac.id</text:p>
          </table:table-cell>
          <table:table-cell office:value-type="float" office:value="80" calcext:value-type="float">
            <text:p>8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djie</text:p>
          </table:table-cell>
          <table:table-cell office:value-type="string" calcext:value-type="string">
            <text:p>Nur Abdyono</text:p>
          </table:table-cell>
          <table:table-cell/>
          <table:table-cell office:value-type="string" calcext:value-type="string">
            <text:p>04201005@student.itk.ac.id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hmad</text:p>
          </table:table-cell>
          <table:table-cell office:value-type="string" calcext:value-type="string">
            <text:p>Ali Nur Rajab</text:p>
          </table:table-cell>
          <table:table-cell/>
          <table:table-cell office:value-type="string" calcext:value-type="string">
            <text:p>04201007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kmal</text:p>
          </table:table-cell>
          <table:table-cell office:value-type="string" calcext:value-type="string">
            <text:p>Hernandi</text:p>
          </table:table-cell>
          <table:table-cell/>
          <table:table-cell office:value-type="string" calcext:value-type="string">
            <text:p>04201009@student.itk.ac.id</text:p>
          </table:table-cell>
          <table:table-cell office:value-type="float" office:value="73.33" calcext:value-type="float">
            <text:p>7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73.33" calcext:value-type="float">
            <text:p>73.33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do</text:p>
          </table:table-cell>
          <table:table-cell office:value-type="string" calcext:value-type="string">
            <text:p>Pardede</text:p>
          </table:table-cell>
          <table:table-cell/>
          <table:table-cell office:value-type="string" calcext:value-type="string">
            <text:p>04201011@student.itk.ac.id</text:p>
          </table:table-cell>
          <table:table-cell office:value-type="float" office:value="53.33" calcext:value-type="float">
            <text:p>5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53.33" calcext:value-type="float">
            <text:p>53.33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Rachmad Suyudi Al Azhar</text:p>
          </table:table-cell>
          <table:table-cell/>
          <table:table-cell office:value-type="string" calcext:value-type="string">
            <text:p>04201013@student.itk.ac.id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drie</text:p>
          </table:table-cell>
          <table:table-cell office:value-type="string" calcext:value-type="string">
            <text:p>Andika Sinukaban</text:p>
          </table:table-cell>
          <table:table-cell/>
          <table:table-cell office:value-type="string" calcext:value-type="string">
            <text:p>04201017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qmal</text:p>
          </table:table-cell>
          <table:table-cell office:value-type="string" calcext:value-type="string">
            <text:p>Fauzan Adha</text:p>
          </table:table-cell>
          <table:table-cell/>
          <table:table-cell office:value-type="string" calcext:value-type="string">
            <text:p>04201019@student.itk.ac.id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zmi</text:p>
          </table:table-cell>
          <table:table-cell office:value-type="string" calcext:value-type="string">
            <text:p>Ardi Dilaga</text:p>
          </table:table-cell>
          <table:table-cell/>
          <table:table-cell office:value-type="string" calcext:value-type="string">
            <text:p>04201021@student.itk.ac.id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yu</text:p>
          </table:table-cell>
          <table:table-cell office:value-type="string" calcext:value-type="string">
            <text:p>Achmad Nafik Udin</text:p>
          </table:table-cell>
          <table:table-cell/>
          <table:table-cell office:value-type="string" calcext:value-type="string">
            <text:p>04201023@student.itk.ac.id</text:p>
          </table:table-cell>
          <table:table-cell office:value-type="float" office:value="60" calcext:value-type="float">
            <text:p>6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yntia</text:p>
          </table:table-cell>
          <table:table-cell office:value-type="string" calcext:value-type="string">
            <text:p>Aprilla</text:p>
          </table:table-cell>
          <table:table-cell/>
          <table:table-cell office:value-type="string" calcext:value-type="string">
            <text:p>04201025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aiq</text:p>
          </table:table-cell>
          <table:table-cell office:value-type="string" calcext:value-type="string">
            <text:p>Anugrah Ramadhan</text:p>
          </table:table-cell>
          <table:table-cell/>
          <table:table-cell office:value-type="string" calcext:value-type="string">
            <text:p>04201031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auzan</text:p>
          </table:table-cell>
          <table:table-cell office:value-type="string" calcext:value-type="string">
            <text:p>Affan Abdillah</text:p>
          </table:table-cell>
          <table:table-cell/>
          <table:table-cell office:value-type="string" calcext:value-type="string">
            <text:p>04201033@student.itk.ac.id</text:p>
          </table:table-cell>
          <table:table-cell office:value-type="float" office:value="80" calcext:value-type="float">
            <text:p>8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airul</text:p>
          </table:table-cell>
          <table:table-cell office:value-type="string" calcext:value-type="string">
            <text:p>Anam</text:p>
          </table:table-cell>
          <table:table-cell/>
          <table:table-cell office:value-type="string" calcext:value-type="string">
            <text:p>04201037@student.itk.ac.id</text:p>
          </table:table-cell>
          <table:table-cell office:value-type="float" office:value="93.33" calcext:value-type="float">
            <text:p>9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93.33" calcext:value-type="float">
            <text:p>93.33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ndy</text:p>
          </table:table-cell>
          <table:table-cell office:value-type="string" calcext:value-type="string">
            <text:p>Gunawan</text:p>
          </table:table-cell>
          <table:table-cell/>
          <table:table-cell office:value-type="string" calcext:value-type="string">
            <text:p>04201039@student.itk.ac.id</text:p>
          </table:table-cell>
          <table:table-cell office:value-type="float" office:value="13.33" calcext:value-type="float">
            <text:p>1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3.33" calcext:value-type="float">
            <text:p>13.33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fan</text:p>
          </table:table-cell>
          <table:table-cell office:value-type="string" calcext:value-type="string">
            <text:p>Awang Riski Widayat</text:p>
          </table:table-cell>
          <table:table-cell/>
          <table:table-cell office:value-type="string" calcext:value-type="string">
            <text:p>04201041@student.itk.ac.id</text:p>
          </table:table-cell>
          <table:table-cell office:value-type="float" office:value="53.33" calcext:value-type="float">
            <text:p>5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53.33" calcext:value-type="float">
            <text:p>53.33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ndriani</text:p>
          </table:table-cell>
          <table:table-cell office:value-type="string" calcext:value-type="string">
            <text:p>Septia Ningrum</text:p>
          </table:table-cell>
          <table:table-cell/>
          <table:table-cell office:value-type="string" calcext:value-type="string">
            <text:p>04201043@student.itk.ac.id</text:p>
          </table:table-cell>
          <table:table-cell office:value-type="float" office:value="80" calcext:value-type="float">
            <text:p>8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rvan</text:p>
          </table:table-cell>
          <table:table-cell office:value-type="string" calcext:value-type="string">
            <text:p>Fadhillah</text:p>
          </table:table-cell>
          <table:table-cell/>
          <table:table-cell office:value-type="string" calcext:value-type="string">
            <text:p>04201045@student.itk.ac.id</text:p>
          </table:table-cell>
          <table:table-cell office:value-type="float" office:value="86.67" calcext:value-type="float">
            <text:p>8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86.67" calcext:value-type="float">
            <text:p>86.67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dwa</text:p>
          </table:table-cell>
          <table:table-cell office:value-type="string" calcext:value-type="string">
            <text:p>Jauhar</text:p>
          </table:table-cell>
          <table:table-cell/>
          <table:table-cell office:value-type="string" calcext:value-type="string">
            <text:p>04201047@student.itk.ac.id</text:p>
          </table:table-cell>
          <table:table-cell office:value-type="float" office:value="53.33" calcext:value-type="float">
            <text:p>5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53.33" calcext:value-type="float">
            <text:p>53.33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erry</text:p>
          </table:table-cell>
          <table:table-cell office:value-type="string" calcext:value-type="string">
            <text:p>Maory Dilla</text:p>
          </table:table-cell>
          <table:table-cell/>
          <table:table-cell office:value-type="string" calcext:value-type="string">
            <text:p>04201049@student.itk.ac.id</text:p>
          </table:table-cell>
          <table:table-cell office:value-type="float" office:value="53.33" calcext:value-type="float">
            <text:p>5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53.33" calcext:value-type="float">
            <text:p>53.33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ulana</text:p>
          </table:table-cell>
          <table:table-cell office:value-type="string" calcext:value-type="string">
            <text:p>Rahmatullah</text:p>
          </table:table-cell>
          <table:table-cell/>
          <table:table-cell office:value-type="string" calcext:value-type="string">
            <text:p>04201053@student.itk.ac.id</text:p>
          </table:table-cell>
          <table:table-cell office:value-type="float" office:value="46.67" calcext:value-type="float">
            <text:p>4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46.67" calcext:value-type="float">
            <text:p>46.67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uhamad</text:p>
          </table:table-cell>
          <table:table-cell office:value-type="string" calcext:value-type="string">
            <text:p>Erlangga</text:p>
          </table:table-cell>
          <table:table-cell/>
          <table:table-cell office:value-type="string" calcext:value-type="string">
            <text:p>04201055@student.itk.ac.id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Al Azis Firdaus</text:p>
          </table:table-cell>
          <table:table-cell/>
          <table:table-cell office:value-type="string" calcext:value-type="string">
            <text:p>04201057@student.itk.ac.id</text:p>
          </table:table-cell>
          <table:table-cell office:value-type="float" office:value="93.33" calcext:value-type="float">
            <text:p>9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93.33" calcext:value-type="float">
            <text:p>93.33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Ibnu Fakhriza</text:p>
          </table:table-cell>
          <table:table-cell/>
          <table:table-cell office:value-type="string" calcext:value-type="string">
            <text:p>04201061@student.itk.ac.id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Ibrahim Said Hikmah</text:p>
          </table:table-cell>
          <table:table-cell/>
          <table:table-cell office:value-type="string" calcext:value-type="string">
            <text:p>04201063@student.itk.ac.id</text:p>
          </table:table-cell>
          <table:table-cell office:value-type="float" office:value="33.33" calcext:value-type="float">
            <text:p>3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33.33" calcext:value-type="float">
            <text:p>33.33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Ilham</text:p>
          </table:table-cell>
          <table:table-cell/>
          <table:table-cell office:value-type="string" calcext:value-type="string">
            <text:p>04201065@student.itk.ac.id</text:p>
          </table:table-cell>
          <table:table-cell office:value-type="float" office:value="60" calcext:value-type="float">
            <text:p>6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Marcell Virgiawansyach</text:p>
          </table:table-cell>
          <table:table-cell/>
          <table:table-cell office:value-type="string" calcext:value-type="string">
            <text:p>04201067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Zulfikar Bintang Wijaya</text:p>
          </table:table-cell>
          <table:table-cell/>
          <table:table-cell office:value-type="string" calcext:value-type="string">
            <text:p>04201073@student.itk.ac.id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za</text:p>
          </table:table-cell>
          <table:table-cell office:value-type="string" calcext:value-type="string">
            <text:p>Faiz Algibran</text:p>
          </table:table-cell>
          <table:table-cell/>
          <table:table-cell office:value-type="string" calcext:value-type="string">
            <text:p>04201075@student.itk.ac.id</text:p>
          </table:table-cell>
          <table:table-cell office:value-type="float" office:value="73.33" calcext:value-type="float">
            <text:p>7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73.33" calcext:value-type="float">
            <text:p>73.33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etya</text:p>
          </table:table-cell>
          <table:table-cell office:value-type="string" calcext:value-type="string">
            <text:p>Dwi Yoga Saputra</text:p>
          </table:table-cell>
          <table:table-cell/>
          <table:table-cell office:value-type="string" calcext:value-type="string">
            <text:p>04201083@student.itk.ac.id</text:p>
          </table:table-cell>
          <table:table-cell office:value-type="float" office:value="66.67" calcext:value-type="float">
            <text:p>6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66.67" calcext:value-type="float">
            <text:p>66.67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amet</text:p>
          </table:table-cell>
          <table:table-cell office:value-type="string" calcext:value-type="string">
            <text:p>Raharjo</text:p>
          </table:table-cell>
          <table:table-cell/>
          <table:table-cell office:value-type="string" calcext:value-type="string">
            <text:p>04201085@student.itk.ac.id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yalma</text:p>
          </table:table-cell>
          <table:table-cell office:value-type="string" calcext:value-type="string">
            <text:p>Dira Ningrum</text:p>
          </table:table-cell>
          <table:table-cell/>
          <table:table-cell office:value-type="string" calcext:value-type="string">
            <text:p>04201087@student.itk.ac.id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insensias</text:p>
          </table:table-cell>
          <table:table-cell office:value-type="string" calcext:value-type="string">
            <text:p>Lian</text:p>
          </table:table-cell>
          <table:table-cell/>
          <table:table-cell office:value-type="string" calcext:value-type="string">
            <text:p>04201093@student.itk.ac.id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hyu</text:p>
          </table:table-cell>
          <table:table-cell office:value-type="string" calcext:value-type="string">
            <text:p>Setiawan</text:p>
          </table:table-cell>
          <table:table-cell/>
          <table:table-cell office:value-type="string" calcext:value-type="string">
            <text:p>04201095@student.itk.ac.id</text:p>
          </table:table-cell>
          <table:table-cell office:value-type="float" office:value="60" calcext:value-type="float">
            <text:p>6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ya</text:p>
          </table:table-cell>
          <table:table-cell office:value-type="string" calcext:value-type="string">
            <text:p>Afrendha</text:p>
          </table:table-cell>
          <table:table-cell/>
          <table:table-cell office:value-type="string" calcext:value-type="string">
            <text:p>95221019@student.itk.ac.id</text:p>
          </table:table-cell>
          <table:table-cell office:value-type="float" office:value="73.33" calcext:value-type="float">
            <text:p>7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73.33" calcext:value-type="float">
            <text:p>73.33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rfan</text:p>
          </table:table-cell>
          <table:table-cell office:value-type="string" calcext:value-type="string">
            <text:p>Rasid</text:p>
          </table:table-cell>
          <table:table-cell/>
          <table:table-cell office:value-type="string" calcext:value-type="string">
            <text:p>95221043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idwan</text:p>
          </table:table-cell>
          <table:table-cell office:value-type="string" calcext:value-type="string">
            <text:p>Ali</text:p>
          </table:table-cell>
          <table:table-cell/>
          <table:table-cell office:value-type="string" calcext:value-type="string">
            <text:p>95221074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uryani</text:p>
          </table:table-cell>
          <table:table-cell office:value-type="string" calcext:value-type="string">
            <text:p>Ibrahim</text:p>
          </table:table-cell>
          <table:table-cell/>
          <table:table-cell office:value-type="string" calcext:value-type="string">
            <text:p>95221081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  <table:table-cell table:number-columns-repeated="100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3"/>
        <table:table-column table:style-name="co4" table:number-columns-repeated="2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" table:number-columns-repeated="3" table:default-cell-style-name="ce2"/>
        <table:table-column table:style-name="co13" table:default-cell-style-name="ce2"/>
        <table:table-column table:style-name="co14" table:default-cell-style-name="ce2"/>
        <table:table-column table:style-name="co1" table:default-cell-style-name="ce2"/>
        <table:table-column table:style-name="co15" table:default-cell-style-name="ce2"/>
        <table:table-column table:style-name="co16" table:default-cell-style-name="ce2"/>
        <table:table-column table:style-name="co1" table:number-columns-repeated="1006" table:default-cell-style-name="ce2"/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>
            <text:p>hanya mengumpulkan</text:p>
          </table:table-cell>
          <table:table-cell table:number-columns-repeated="4"/>
          <table:table-cell office:value-type="string" calcext:value-type="string">
            <text:p>asumsi</text:p>
          </table:table-cell>
          <table:table-cell office:value-type="float" office:value="70" calcext:value-type="float">
            <text:p>70</text:p>
          </table:table-cell>
          <table:table-cell table:number-columns-repeated="1010"/>
        </table:table-row>
        <table:table-row table:style-name="ro2">
          <table:table-cell table:number-columns-repeated="7"/>
          <table:table-cell office:value-type="string" calcext:value-type="string">
            <text:p>belum dikoreksi</text:p>
          </table:table-cell>
          <table:table-cell table:number-columns-repeated="1016"/>
        </table:table-row>
        <table:table-row table:style-name="ro3">
          <table:table-cell table:style-name="ce4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Nama</text:p>
          </table:table-cell>
          <table:table-cell table:style-name="ce20" office:value-type="string" calcext:value-type="string">
            <text:p>NIM</text:p>
          </table:table-cell>
          <table:table-cell table:style-name="ce20" office:value-type="string" calcext:value-type="string">
            <text:p>KUIS 1</text:p>
          </table:table-cell>
          <table:table-cell table:style-name="ce20" office:value-type="string" calcext:value-type="string">
            <text:p>KUIS 2</text:p>
          </table:table-cell>
          <table:table-cell table:style-name="ce20" office:value-type="string" calcext:value-type="string">
            <text:p>RATA-RATA KUIS</text:p>
          </table:table-cell>
          <table:table-cell table:style-name="ce20" office:value-type="string" calcext:value-type="string">
            <text:p>TUGAS 1</text:p>
          </table:table-cell>
          <table:table-cell table:style-name="ce20" office:value-type="string" calcext:value-type="string">
            <text:p>TUGAS 2</text:p>
          </table:table-cell>
          <table:table-cell table:style-name="ce20" office:value-type="string" calcext:value-type="string">
            <text:p>TUGAS 3</text:p>
          </table:table-cell>
          <table:table-cell table:style-name="ce20" office:value-type="string" calcext:value-type="string">
            <text:p>RATA-RATA TUGAS</text:p>
          </table:table-cell>
          <table:table-cell table:style-name="ce20" office:value-type="string" calcext:value-type="string">
            <text:p>UTS</text:p>
          </table:table-cell>
          <table:table-cell table:style-name="ce20" office:value-type="string" calcext:value-type="string">
            <text:p>UAS</text:p>
          </table:table-cell>
          <table:table-cell table:style-name="ce20" office:value-type="string" calcext:value-type="string">
            <text:p>NILAI AKHIR</text:p>
          </table:table-cell>
          <table:table-cell table:style-name="ce20" office:value-type="string" calcext:value-type="string">
            <text:p>GRADE</text:p>
          </table:table-cell>
          <table:table-cell table:style-name="ce4"/>
          <table:table-cell table:style-name="ce6" office:value-type="string" calcext:value-type="string">
            <text:p>Nilai Angka</text:p>
          </table:table-cell>
          <table:table-cell table:style-name="ce6" office:value-type="string" calcext:value-type="string">
            <text:p>Nilai Huruf</text:p>
          </table:table-cell>
          <table:table-cell table:style-name="ce4" table:number-columns-repeated="1006"/>
        </table:table-row>
        <table:table-row table:style-name="ro2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Ahmad Yusril</text:p>
          </table:table-cell>
          <table:table-cell table:style-name="ce9" office:value-type="string" calcext:value-type="string">
            <text:p>04191007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AVERAGE([.E5:.F5])" office:value-type="float" office:value="12.5" calcext:value-type="float">
            <text:p>12.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AVERAGE([.H5:.J5])" office:value-type="float" office:value="15" calcext:value-type="float">
            <text:p>1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0.3*AVERAGE([.H5:.J5])+0.2*AVERAGE([.E5:.F5])+0.2*[.L5]+0.3*[.M5]" office:value-type="float" office:value="7" calcext:value-type="float">
            <text:p>7</text:p>
          </table:table-cell>
          <table:table-cell table:style-name="ce11" table:formula="of:=VLOOKUP([.N5];[.$Q$5:.$R$11];2;1)" office:value-type="string" office:string-value="E" calcext:value-type="string">
            <text:p>E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style-name="ce26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Abdillah Wira Sakti</text:p>
          </table:table-cell>
          <table:table-cell table:style-name="ce9" office:value-type="string" calcext:value-type="string">
            <text:p>04201001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AVERAGE([.E6:.F6])" office:value-type="float" office:value="32.5" calcext:value-type="float">
            <text:p>32.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6:.J6])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6:.J6])+0.2*AVERAGE([.E6:.F6])+0.2*[.L6]+0.3*[.M6]" office:value-type="float" office:value="61" calcext:value-type="float">
            <text:p>61</text:p>
          </table:table-cell>
          <table:table-cell table:style-name="ce11" table:formula="of:=VLOOKUP([.N6];[.$Q$5:.$R$11];2;1)" office:value-type="string" office:string-value="BC" calcext:value-type="string">
            <text:p>BC</text:p>
          </table:table-cell>
          <table:table-cell/>
          <table:table-cell table:style-name="ce25" office:value-type="float" office:value="41" calcext:value-type="float">
            <text:p>41</text:p>
          </table:table-cell>
          <table:table-cell table:style-name="ce26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Abdullah Baqir Arrafii</text:p>
          </table:table-cell>
          <table:table-cell table:style-name="ce9" office:value-type="string" calcext:value-type="string">
            <text:p>04201003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AVERAGE([.E7:.F7])" office:value-type="float" office:value="35" calcext:value-type="float">
            <text:p>3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7:.J7])" office:value-type="float" office:value="46.6666666666667" calcext:value-type="float">
            <text:p>46.6666666666667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7:.J7])+0.2*AVERAGE([.E7:.F7])+0.2*[.L7]+0.3*[.M7]" office:value-type="float" office:value="51.5" calcext:value-type="float">
            <text:p>51.5</text:p>
          </table:table-cell>
          <table:table-cell table:style-name="ce11" table:formula="of:=VLOOKUP([.N7];[.$Q$5:.$R$11];2;1)" office:value-type="string" office:string-value="C" calcext:value-type="string">
            <text:p>C</text:p>
          </table:table-cell>
          <table:table-cell/>
          <table:table-cell table:style-name="ce25" office:value-type="float" office:value="51" calcext:value-type="float">
            <text:p>51</text:p>
          </table:table-cell>
          <table:table-cell table:style-name="ce26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Adjie Nur Abdyono</text:p>
          </table:table-cell>
          <table:table-cell table:style-name="ce9" office:value-type="string" calcext:value-type="string">
            <text:p>0420100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AVERAGE([.E8:.F8])" office:value-type="float" office:value="25" calcext:value-type="float">
            <text:p>2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8:.J8])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8:.J8])+0.2*AVERAGE([.E8:.F8])+0.2*[.L8]+0.3*[.M8]" office:value-type="float" office:value="59.5" calcext:value-type="float">
            <text:p>59.5</text:p>
          </table:table-cell>
          <table:table-cell table:style-name="ce11" table:formula="of:=VLOOKUP([.N8];[.$Q$5:.$R$11];2;1)" office:value-type="string" office:string-value="BC" calcext:value-type="string">
            <text:p>BC</text:p>
          </table:table-cell>
          <table:table-cell/>
          <table:table-cell table:style-name="ce25" office:value-type="float" office:value="56" calcext:value-type="float">
            <text:p>56</text:p>
          </table:table-cell>
          <table:table-cell table:style-name="ce26" office:value-type="string" calcext:value-type="string">
            <text:p>BC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12" office:value-type="string" calcext:value-type="string">
            <text:p>Ahmad Ali Nur Rajab</text:p>
          </table:table-cell>
          <table:table-cell table:style-name="ce9" office:value-type="string" calcext:value-type="string">
            <text:p>04201007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AVERAGE([.E9:.F9])" office:value-type="float" office:value="22.5" calcext:value-type="float">
            <text:p>22.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9:.J9])" office:value-type="float" office:value="46.6666666666667" calcext:value-type="float">
            <text:p>46.6666666666667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9:.J9])+0.2*AVERAGE([.E9:.F9])+0.2*[.L9]+0.3*[.M9]" office:value-type="float" office:value="49" calcext:value-type="float">
            <text:p>49</text:p>
          </table:table-cell>
          <table:table-cell table:style-name="ce11" table:formula="of:=VLOOKUP([.N9];[.$Q$5:.$R$11];2;1)" office:value-type="string" office:string-value="D" calcext:value-type="string">
            <text:p>D</text:p>
          </table:table-cell>
          <table:table-cell/>
          <table:table-cell table:style-name="ce25" office:value-type="float" office:value="66" calcext:value-type="float">
            <text:p>66</text:p>
          </table:table-cell>
          <table:table-cell table:style-name="ce26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6" calcext:value-type="float">
            <text:p>6</text:p>
          </table:table-cell>
          <table:table-cell table:style-name="ce12" office:value-type="string" calcext:value-type="string">
            <text:p>Akmal Hernandi</text:p>
          </table:table-cell>
          <table:table-cell table:style-name="ce9" office:value-type="string" calcext:value-type="string">
            <text:p>0420100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AVERAGE([.E10:.F10])" office:value-type="float" office:value="30" calcext:value-type="float">
            <text:p>30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65" calcext:value-type="float">
            <text:p>65</text:p>
          </table:table-cell>
          <table:table-cell table:style-name="ce10" table:formula="of:=AVERAGE([.H10:.J10])" office:value-type="float" office:value="88.3333333333333" calcext:value-type="float">
            <text:p>88.3333333333333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10:.J10])+0.2*AVERAGE([.E10:.F10])+0.2*[.L10]+0.3*[.M10]" office:value-type="float" office:value="63" calcext:value-type="float">
            <text:p>63</text:p>
          </table:table-cell>
          <table:table-cell table:style-name="ce11" table:formula="of:=VLOOKUP([.N10];[.$Q$5:.$R$11];2;1)" office:value-type="string" office:string-value="BC" calcext:value-type="string">
            <text:p>BC</text:p>
          </table:table-cell>
          <table:table-cell/>
          <table:table-cell table:style-name="ce25" office:value-type="float" office:value="76" calcext:value-type="float">
            <text:p>76</text:p>
          </table:table-cell>
          <table:table-cell table:style-name="ce26" office:value-type="string" calcext:value-type="string">
            <text:p>AB</text:p>
          </table:table-cell>
          <table:table-cell table:number-columns-repeated="1006"/>
        </table:table-row>
        <table:table-row table:style-name="ro2">
          <table:table-cell/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Aldo Pardede</text:p>
          </table:table-cell>
          <table:table-cell table:style-name="ce9" office:value-type="string" calcext:value-type="string">
            <text:p>04201011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AVERAGE([.E11:.F11])" office:value-type="float" office:value="40" calcext:value-type="float">
            <text:p>40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11:.J11])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11:.J11])+0.2*AVERAGE([.E11:.F11])+0.2*[.L11]+0.3*[.M11]" office:value-type="float" office:value="62.5" calcext:value-type="float">
            <text:p>62.5</text:p>
          </table:table-cell>
          <table:table-cell table:style-name="ce11" table:formula="of:=VLOOKUP([.N11];[.$Q$5:.$R$11];2;1)" office:value-type="string" office:string-value="BC" calcext:value-type="string">
            <text:p>BC</text:p>
          </table:table-cell>
          <table:table-cell/>
          <table:table-cell table:style-name="ce25" office:value-type="float" office:value="86" calcext:value-type="float">
            <text:p>86</text:p>
          </table:table-cell>
          <table:table-cell table:style-name="ce26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8" calcext:value-type="float">
            <text:p>8</text:p>
          </table:table-cell>
          <table:table-cell table:style-name="ce12" office:value-type="string" calcext:value-type="string">
            <text:p>Andi Rachmad Suyudi Al Azhar</text:p>
          </table:table-cell>
          <table:table-cell table:style-name="ce9" office:value-type="string" calcext:value-type="string">
            <text:p>04201013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AVERAGE([.E12:.F12])" office:value-type="float" office:value="35" calcext:value-type="float">
            <text:p>3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12:.J12])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12:.J12])+0.2*AVERAGE([.E12:.F12])+0.2*[.L12]+0.3*[.M12]" office:value-type="float" office:value="61.5" calcext:value-type="float">
            <text:p>61.5</text:p>
          </table:table-cell>
          <table:table-cell table:style-name="ce11" table:formula="of:=VLOOKUP([.N12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7" office:value-type="float" office:value="9" calcext:value-type="float">
            <text:p>9</text:p>
          </table:table-cell>
          <table:table-cell table:style-name="ce12" office:value-type="string" calcext:value-type="string">
            <text:p>Andrie Andika Sinukaban</text:p>
          </table:table-cell>
          <table:table-cell table:style-name="ce9" office:value-type="string" calcext:value-type="string">
            <text:p>04201017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AVERAGE([.E13:.F13])" office:value-type="float" office:value="27.5" calcext:value-type="float">
            <text:p>27.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AVERAGE([.H13:.J13])" office:value-type="float" office:value="81.6666666666667" calcext:value-type="float">
            <text:p>81.6666666666667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13:.J13])+0.2*AVERAGE([.E13:.F13])+0.2*[.L13]+0.3*[.M13]" office:value-type="float" office:value="60.5" calcext:value-type="float">
            <text:p>60.5</text:p>
          </table:table-cell>
          <table:table-cell table:style-name="ce11" table:formula="of:=VLOOKUP([.N13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Aqmal Fauzan Adha</text:p>
          </table:table-cell>
          <table:table-cell table:style-name="ce9" office:value-type="string" calcext:value-type="string">
            <text:p>04201019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AVERAGE([.E14:.F14])" office:value-type="float" office:value="37.5" calcext:value-type="float">
            <text:p>37.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14:.J14])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14:.J14])+0.2*AVERAGE([.E14:.F14])+0.2*[.L14]+0.3*[.M14]" office:value-type="float" office:value="62" calcext:value-type="float">
            <text:p>62</text:p>
          </table:table-cell>
          <table:table-cell table:style-name="ce11" table:formula="of:=VLOOKUP([.N14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7" office:value-type="float" office:value="11" calcext:value-type="float">
            <text:p>11</text:p>
          </table:table-cell>
          <table:table-cell table:style-name="ce12" office:value-type="string" calcext:value-type="string">
            <text:p>Azmi Ardi Dilaga</text:p>
          </table:table-cell>
          <table:table-cell table:style-name="ce9" office:value-type="string" calcext:value-type="string">
            <text:p>04201021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AVERAGE([.E15:.F15])" office:value-type="float" office:value="32.5" calcext:value-type="float">
            <text:p>32.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15:.J15])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15:.J15])+0.2*AVERAGE([.E15:.F15])+0.2*[.L15]+0.3*[.M15]" office:value-type="float" office:value="61" calcext:value-type="float">
            <text:p>61</text:p>
          </table:table-cell>
          <table:table-cell table:style-name="ce11" table:formula="of:=VLOOKUP([.N15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7" office:value-type="float" office:value="12" calcext:value-type="float">
            <text:p>12</text:p>
          </table:table-cell>
          <table:table-cell table:style-name="ce12" office:value-type="string" calcext:value-type="string">
            <text:p>Bayu Achmad Nafik Udin</text:p>
          </table:table-cell>
          <table:table-cell table:style-name="ce9" office:value-type="string" calcext:value-type="string">
            <text:p>04201023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AVERAGE([.E16:.F16])" office:value-type="float" office:value="25" calcext:value-type="float">
            <text:p>2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16:.J16])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16:.J16])+0.2*AVERAGE([.E16:.F16])+0.2*[.L16]+0.3*[.M16]" office:value-type="float" office:value="59.5" calcext:value-type="float">
            <text:p>59.5</text:p>
          </table:table-cell>
          <table:table-cell table:style-name="ce11" table:formula="of:=VLOOKUP([.N16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Chyntia Aprilla</text:p>
          </table:table-cell>
          <table:table-cell table:style-name="ce9" office:value-type="string" calcext:value-type="string">
            <text:p>0420102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AVERAGE([.E17:.F17])" office:value-type="float" office:value="27.5" calcext:value-type="float">
            <text:p>27.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17:.J17])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17:.J17])+0.2*AVERAGE([.E17:.F17])+0.2*[.L17]+0.3*[.M17]" office:value-type="float" office:value="60" calcext:value-type="float">
            <text:p>60</text:p>
          </table:table-cell>
          <table:table-cell table:style-name="ce11" table:formula="of:=VLOOKUP([.N17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7" office:value-type="float" office:value="14" calcext:value-type="float">
            <text:p>14</text:p>
          </table:table-cell>
          <table:table-cell table:style-name="ce12" office:value-type="string" calcext:value-type="string">
            <text:p>Faiq Anugrah Ramadhan</text:p>
          </table:table-cell>
          <table:table-cell table:style-name="ce9" office:value-type="string" calcext:value-type="string">
            <text:p>0420103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AVERAGE([.E18:.F18])" office:value-type="float" office:value="17.5" calcext:value-type="float">
            <text:p>17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18:.J18])" office:value-type="float" office:value="46.6666666666667" calcext:value-type="float">
            <text:p>46.6666666666667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18:.J18])+0.2*AVERAGE([.E18:.F18])+0.2*[.L18]+0.3*[.M18]" office:value-type="float" office:value="38" calcext:value-type="float">
            <text:p>38</text:p>
          </table:table-cell>
          <table:table-cell table:style-name="ce11" table:formula="of:=VLOOKUP([.N18];[.$Q$5:.$R$11];2;1)" office:value-type="string" office:string-value="E" calcext:value-type="string">
            <text:p>E</text:p>
          </table:table-cell>
          <table:table-cell table:number-columns-repeated="1009"/>
        </table:table-row>
        <table:table-row table:style-name="ro2">
          <table:table-cell/>
          <table:table-cell table:style-name="ce7" office:value-type="float" office:value="15" calcext:value-type="float">
            <text:p>15</text:p>
          </table:table-cell>
          <table:table-cell table:style-name="ce12" office:value-type="string" calcext:value-type="string">
            <text:p>Fauzan Affan Abdillah</text:p>
          </table:table-cell>
          <table:table-cell table:style-name="ce9" office:value-type="string" calcext:value-type="string">
            <text:p>04201033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AVERAGE([.E19:.F19])" office:value-type="float" office:value="30" calcext:value-type="float">
            <text:p>30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19:.J19])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19:.J19])+0.2*AVERAGE([.E19:.F19])+0.2*[.L19]+0.3*[.M19]" office:value-type="float" office:value="60.5" calcext:value-type="float">
            <text:p>60.5</text:p>
          </table:table-cell>
          <table:table-cell table:style-name="ce11" table:formula="of:=VLOOKUP([.N19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Hairul Anam</text:p>
          </table:table-cell>
          <table:table-cell table:style-name="ce9" office:value-type="string" calcext:value-type="string">
            <text:p>04201037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AVERAGE([.E20:.F20])" office:value-type="float" office:value="40" calcext:value-type="float">
            <text:p>40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20:.J20])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20:.J20])+0.2*AVERAGE([.E20:.F20])+0.2*[.L20]+0.3*[.M20]" office:value-type="float" office:value="62.5" calcext:value-type="float">
            <text:p>62.5</text:p>
          </table:table-cell>
          <table:table-cell table:style-name="ce11" table:formula="of:=VLOOKUP([.N20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7" office:value-type="float" office:value="17" calcext:value-type="float">
            <text:p>17</text:p>
          </table:table-cell>
          <table:table-cell table:style-name="ce12" office:value-type="string" calcext:value-type="string">
            <text:p>Hendy Gunawan</text:p>
          </table:table-cell>
          <table:table-cell table:style-name="ce9" office:value-type="string" calcext:value-type="string">
            <text:p>04201039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AVERAGE([.E21:.F21])" office:value-type="float" office:value="20" calcext:value-type="float">
            <text:p>20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21:.J21])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21:.J21])+0.2*AVERAGE([.E21:.F21])+0.2*[.L21]+0.3*[.M21]" office:value-type="float" office:value="58.5" calcext:value-type="float">
            <text:p>58.5</text:p>
          </table:table-cell>
          <table:table-cell table:style-name="ce11" table:formula="of:=VLOOKUP([.N21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7" office:value-type="float" office:value="18" calcext:value-type="float">
            <text:p>18</text:p>
          </table:table-cell>
          <table:table-cell table:style-name="ce12" office:value-type="string" calcext:value-type="string">
            <text:p>Ifan Awang Riski Widayat</text:p>
          </table:table-cell>
          <table:table-cell table:style-name="ce9" office:value-type="string" calcext:value-type="string">
            <text:p>04201041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AVERAGE([.E22:.F22])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55" calcext:value-type="float">
            <text:p>55</text:p>
          </table:table-cell>
          <table:table-cell table:style-name="ce10" table:formula="of:=AVERAGE([.H22:.J22])" office:value-type="float" office:value="51.6666666666667" calcext:value-type="float">
            <text:p>51.6666666666667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22:.J22])+0.2*AVERAGE([.E22:.F22])+0.2*[.L22]+0.3*[.M22]" office:value-type="float" office:value="50" calcext:value-type="float">
            <text:p>50</text:p>
          </table:table-cell>
          <table:table-cell table:style-name="ce11" table:formula="of:=VLOOKUP([.N22];[.$Q$5:.$R$11];2;1)" office:value-type="string" office:string-value="D" calcext:value-type="string">
            <text:p>D</text:p>
          </table:table-cell>
          <table:table-cell table:number-columns-repeated="1009"/>
        </table:table-row>
        <table:table-row table:style-name="ro2">
          <table:table-cell/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Indriani Septia Ningrum</text:p>
          </table:table-cell>
          <table:table-cell table:style-name="ce9" office:value-type="string" calcext:value-type="string">
            <text:p>04201043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AVERAGE([.E23:.F23])" office:value-type="float" office:value="37.5" calcext:value-type="float">
            <text:p>37.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23:.J23])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23:.J23])+0.2*AVERAGE([.E23:.F23])+0.2*[.L23]+0.3*[.M23]" office:value-type="float" office:value="62" calcext:value-type="float">
            <text:p>62</text:p>
          </table:table-cell>
          <table:table-cell table:style-name="ce11" table:formula="of:=VLOOKUP([.N23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7" office:value-type="float" office:value="20" calcext:value-type="float">
            <text:p>20</text:p>
          </table:table-cell>
          <table:table-cell table:style-name="ce12" office:value-type="string" calcext:value-type="string">
            <text:p>Irvan Fadhillah</text:p>
          </table:table-cell>
          <table:table-cell table:style-name="ce9" office:value-type="string" calcext:value-type="string">
            <text:p>04201045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AVERAGE([.E24:.F24])" office:value-type="float" office:value="52.5" calcext:value-type="float">
            <text:p>52.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24:.J24])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24:.J24])+0.2*AVERAGE([.E24:.F24])+0.2*[.L24]+0.3*[.M24]" office:value-type="float" office:value="65" calcext:value-type="float">
            <text:p>65</text:p>
          </table:table-cell>
          <table:table-cell table:style-name="ce11" table:formula="of:=VLOOKUP([.N24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7" office:value-type="float" office:value="21" calcext:value-type="float">
            <text:p>21</text:p>
          </table:table-cell>
          <table:table-cell table:style-name="ce12" office:value-type="string" calcext:value-type="string">
            <text:p>Jadwa Jauhar</text:p>
          </table:table-cell>
          <table:table-cell table:style-name="ce9" office:value-type="string" calcext:value-type="string">
            <text:p>0420104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AVERAGE([.E25:.F25])" office:value-type="float" office:value="25" calcext:value-type="float">
            <text:p>2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25:.J25])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25:.J25])+0.2*AVERAGE([.E25:.F25])+0.2*[.L25]+0.3*[.M25]" office:value-type="float" office:value="59.5" calcext:value-type="float">
            <text:p>59.5</text:p>
          </table:table-cell>
          <table:table-cell table:style-name="ce11" table:formula="of:=VLOOKUP([.N25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Jerry Maory Dilla</text:p>
          </table:table-cell>
          <table:table-cell table:style-name="ce9" office:value-type="string" calcext:value-type="string">
            <text:p>0420104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AVERAGE([.E26:.F26])" office:value-type="float" office:value="12.5" calcext:value-type="float">
            <text:p>12.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26:.J26])" office:value-type="float" office:value="80" calcext:value-type="float">
            <text:p>8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26:.J26])+0.2*AVERAGE([.E26:.F26])+0.2*[.L26]+0.3*[.M26]" office:value-type="float" office:value="47" calcext:value-type="float">
            <text:p>47</text:p>
          </table:table-cell>
          <table:table-cell table:style-name="ce11" table:formula="of:=VLOOKUP([.N26];[.$Q$5:.$R$11];2;1)" office:value-type="string" office:string-value="D" calcext:value-type="string">
            <text:p>D</text:p>
          </table:table-cell>
          <table:table-cell table:number-columns-repeated="1009"/>
        </table:table-row>
        <table:table-row table:style-name="ro2">
          <table:table-cell/>
          <table:table-cell table:style-name="ce7" office:value-type="float" office:value="23" calcext:value-type="float">
            <text:p>23</text:p>
          </table:table-cell>
          <table:table-cell table:style-name="ce12" office:value-type="string" calcext:value-type="string">
            <text:p>Maulana Rahmatullah</text:p>
          </table:table-cell>
          <table:table-cell table:style-name="ce9" office:value-type="string" calcext:value-type="string">
            <text:p>04201053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AVERAGE([.E27:.F27])" office:value-type="float" office:value="35" calcext:value-type="float">
            <text:p>3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27:.J27])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27:.J27])+0.2*AVERAGE([.E27:.F27])+0.2*[.L27]+0.3*[.M27]" office:value-type="float" office:value="61.5" calcext:value-type="float">
            <text:p>61.5</text:p>
          </table:table-cell>
          <table:table-cell table:style-name="ce11" table:formula="of:=VLOOKUP([.N27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7" office:value-type="float" office:value="24" calcext:value-type="float">
            <text:p>24</text:p>
          </table:table-cell>
          <table:table-cell table:style-name="ce12" office:value-type="string" calcext:value-type="string">
            <text:p>Muhamad Erlangga</text:p>
          </table:table-cell>
          <table:table-cell table:style-name="ce9" office:value-type="string" calcext:value-type="string">
            <text:p>04201055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AVERAGE([.E28:.F28])" office:value-type="float" office:value="47.5" calcext:value-type="float">
            <text:p>47.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28:.J28])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28:.J28])+0.2*AVERAGE([.E28:.F28])+0.2*[.L28]+0.3*[.M28]" office:value-type="float" office:value="64" calcext:value-type="float">
            <text:p>64</text:p>
          </table:table-cell>
          <table:table-cell table:style-name="ce11" table:formula="of:=VLOOKUP([.N28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Muhammad Al Azis Firdaus</text:p>
          </table:table-cell>
          <table:table-cell table:style-name="ce9" office:value-type="string" calcext:value-type="string">
            <text:p>0420105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AVERAGE([.E29:.F29])" office:value-type="float" office:value="12.5" calcext:value-type="float">
            <text:p>12.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29:.J29])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29:.J29])+0.2*AVERAGE([.E29:.F29])+0.2*[.L29]+0.3*[.M29]" office:value-type="float" office:value="57" calcext:value-type="float">
            <text:p>57</text:p>
          </table:table-cell>
          <table:table-cell table:style-name="ce11" table:formula="of:=VLOOKUP([.N29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7" office:value-type="float" office:value="26" calcext:value-type="float">
            <text:p>26</text:p>
          </table:table-cell>
          <table:table-cell table:style-name="ce12" office:value-type="string" calcext:value-type="string">
            <text:p>Muhammad Ibnu Fakhriza</text:p>
          </table:table-cell>
          <table:table-cell table:style-name="ce9" office:value-type="string" calcext:value-type="string">
            <text:p>04201061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AVERAGE([.E30:.F30])" office:value-type="float" office:value="25" calcext:value-type="float">
            <text:p>2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30:.J30])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30:.J30])+0.2*AVERAGE([.E30:.F30])+0.2*[.L30]+0.3*[.M30]" office:value-type="float" office:value="59.5" calcext:value-type="float">
            <text:p>59.5</text:p>
          </table:table-cell>
          <table:table-cell table:style-name="ce11" table:formula="of:=VLOOKUP([.N30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7" office:value-type="float" office:value="27" calcext:value-type="float">
            <text:p>27</text:p>
          </table:table-cell>
          <table:table-cell table:style-name="ce12" office:value-type="string" calcext:value-type="string">
            <text:p>Muhammad Ibrahim Said Hikmah</text:p>
          </table:table-cell>
          <table:table-cell table:style-name="ce9" office:value-type="string" calcext:value-type="string">
            <text:p>0420106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AVERAGE([.E31:.F31])" office:value-type="float" office:value="25" calcext:value-type="float">
            <text:p>2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31:.J31])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31:.J31])+0.2*AVERAGE([.E31:.F31])+0.2*[.L31]+0.3*[.M31]" office:value-type="float" office:value="59.5" calcext:value-type="float">
            <text:p>59.5</text:p>
          </table:table-cell>
          <table:table-cell table:style-name="ce11" table:formula="of:=VLOOKUP([.N31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Muhammad Ilham</text:p>
          </table:table-cell>
          <table:table-cell table:style-name="ce9" office:value-type="string" calcext:value-type="string">
            <text:p>04201065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AVERAGE([.E32:.F32])" office:value-type="float" office:value="32.5" calcext:value-type="float">
            <text:p>32.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AVERAGE([.H32:.J32])" office:value-type="float" office:value="81.6666666666667" calcext:value-type="float">
            <text:p>81.6666666666667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32:.J32])+0.2*AVERAGE([.E32:.F32])+0.2*[.L32]+0.3*[.M32]" office:value-type="float" office:value="61.5" calcext:value-type="float">
            <text:p>61.5</text:p>
          </table:table-cell>
          <table:table-cell table:style-name="ce11" table:formula="of:=VLOOKUP([.N32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7" office:value-type="float" office:value="29" calcext:value-type="float">
            <text:p>29</text:p>
          </table:table-cell>
          <table:table-cell table:style-name="ce12" office:value-type="string" calcext:value-type="string">
            <text:p>Muhammad Marcell Virgiawansyach</text:p>
          </table:table-cell>
          <table:table-cell table:style-name="ce9" office:value-type="string" calcext:value-type="string">
            <text:p>0420106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AVERAGE([.E33:.F33])" office:value-type="float" office:value="17.5" calcext:value-type="float">
            <text:p>17.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65" calcext:value-type="float">
            <text:p>65</text:p>
          </table:table-cell>
          <table:table-cell table:style-name="ce10" table:formula="of:=AVERAGE([.H33:.J33])" office:value-type="float" office:value="88.3333333333333" calcext:value-type="float">
            <text:p>88.3333333333333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33:.J33])+0.2*AVERAGE([.E33:.F33])+0.2*[.L33]+0.3*[.M33]" office:value-type="float" office:value="60.5" calcext:value-type="float">
            <text:p>60.5</text:p>
          </table:table-cell>
          <table:table-cell table:style-name="ce11" table:formula="of:=VLOOKUP([.N33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7" office:value-type="float" office:value="30" calcext:value-type="float">
            <text:p>30</text:p>
          </table:table-cell>
          <table:table-cell table:style-name="ce12" office:value-type="string" calcext:value-type="string">
            <text:p>Muhammad Zulfikar Bintang Wijaya</text:p>
          </table:table-cell>
          <table:table-cell table:style-name="ce9" office:value-type="string" calcext:value-type="string">
            <text:p>04201073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AVERAGE([.E34:.F34])" office:value-type="float" office:value="25" calcext:value-type="float">
            <text:p>2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34:.J34])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34:.J34])+0.2*AVERAGE([.E34:.F34])+0.2*[.L34]+0.3*[.M34]" office:value-type="float" office:value="59.5" calcext:value-type="float">
            <text:p>59.5</text:p>
          </table:table-cell>
          <table:table-cell table:style-name="ce11" table:formula="of:=VLOOKUP([.N34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Reza Faiz Algibran</text:p>
          </table:table-cell>
          <table:table-cell table:style-name="ce9" office:value-type="string" calcext:value-type="string">
            <text:p>0420107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AVERAGE([.E35:.F35])" office:value-type="float" office:value="37.5" calcext:value-type="float">
            <text:p>37.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65" calcext:value-type="float">
            <text:p>65</text:p>
          </table:table-cell>
          <table:table-cell table:style-name="ce10" table:formula="of:=AVERAGE([.H35:.J35])" office:value-type="float" office:value="88.3333333333333" calcext:value-type="float">
            <text:p>88.3333333333333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35:.J35])+0.2*AVERAGE([.E35:.F35])+0.2*[.L35]+0.3*[.M35]" office:value-type="float" office:value="64.5" calcext:value-type="float">
            <text:p>64.5</text:p>
          </table:table-cell>
          <table:table-cell table:style-name="ce11" table:formula="of:=VLOOKUP([.N35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7" office:value-type="float" office:value="32" calcext:value-type="float">
            <text:p>32</text:p>
          </table:table-cell>
          <table:table-cell table:style-name="ce12" office:value-type="string" calcext:value-type="string">
            <text:p>Setya Dwi Yoga Saputra</text:p>
          </table:table-cell>
          <table:table-cell table:style-name="ce9" office:value-type="string" calcext:value-type="string">
            <text:p>04201083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AVERAGE([.E36:.F36])" office:value-type="float" office:value="40" calcext:value-type="float">
            <text:p>40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36:.J36])" office:value-type="float" office:value="80" calcext:value-type="float">
            <text:p>8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36:.J36])+0.2*AVERAGE([.E36:.F36])+0.2*[.L36]+0.3*[.M36]" office:value-type="float" office:value="52.5" calcext:value-type="float">
            <text:p>52.5</text:p>
          </table:table-cell>
          <table:table-cell table:style-name="ce11" table:formula="of:=VLOOKUP([.N36];[.$Q$5:.$R$11];2;1)" office:value-type="string" office:string-value="C" calcext:value-type="string">
            <text:p>C</text:p>
          </table:table-cell>
          <table:table-cell table:number-columns-repeated="1009"/>
        </table:table-row>
        <table:table-row table:style-name="ro2">
          <table:table-cell/>
          <table:table-cell table:style-name="ce7" office:value-type="float" office:value="33" calcext:value-type="float">
            <text:p>33</text:p>
          </table:table-cell>
          <table:table-cell table:style-name="ce12" office:value-type="string" calcext:value-type="string">
            <text:p>Slamet Raharjo</text:p>
          </table:table-cell>
          <table:table-cell table:style-name="ce9" office:value-type="string" calcext:value-type="string">
            <text:p>0420108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formula="of:=AVERAGE([.E37:.F37])" office:value-type="float" office:value="12.5" calcext:value-type="float">
            <text:p>12.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AVERAGE([.H37:.J37])" office:value-type="float" office:value="81.6666666666667" calcext:value-type="float">
            <text:p>81.6666666666667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37:.J37])+0.2*AVERAGE([.E37:.F37])+0.2*[.L37]+0.3*[.M37]" office:value-type="float" office:value="57.5" calcext:value-type="float">
            <text:p>57.5</text:p>
          </table:table-cell>
          <table:table-cell table:style-name="ce11" table:formula="of:=VLOOKUP([.N37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Syalma Dira Ningrum</text:p>
          </table:table-cell>
          <table:table-cell table:style-name="ce9" office:value-type="string" calcext:value-type="string">
            <text:p>04201087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AVERAGE([.E38:.F38])" office:value-type="float" office:value="27.5" calcext:value-type="float">
            <text:p>27.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38:.J38])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38:.J38])+0.2*AVERAGE([.E38:.F38])+0.2*[.L38]+0.3*[.M38]" office:value-type="float" office:value="60" calcext:value-type="float">
            <text:p>60</text:p>
          </table:table-cell>
          <table:table-cell table:style-name="ce11" table:formula="of:=VLOOKUP([.N38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7" office:value-type="float" office:value="35" calcext:value-type="float">
            <text:p>35</text:p>
          </table:table-cell>
          <table:table-cell table:style-name="ce12" office:value-type="string" calcext:value-type="string">
            <text:p>Vinsensias Lian</text:p>
          </table:table-cell>
          <table:table-cell table:style-name="ce9" office:value-type="string" calcext:value-type="string">
            <text:p>04201093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AVERAGE([.E39:.F39])" office:value-type="float" office:value="27.5" calcext:value-type="float">
            <text:p>27.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39:.J39])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39:.J39])+0.2*AVERAGE([.E39:.F39])+0.2*[.L39]+0.3*[.M39]" office:value-type="float" office:value="60" calcext:value-type="float">
            <text:p>60</text:p>
          </table:table-cell>
          <table:table-cell table:style-name="ce11" table:formula="of:=VLOOKUP([.N39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7" office:value-type="float" office:value="36" calcext:value-type="float">
            <text:p>36</text:p>
          </table:table-cell>
          <table:table-cell table:style-name="ce12" office:value-type="string" calcext:value-type="string">
            <text:p>Wahyu Setiawan</text:p>
          </table:table-cell>
          <table:table-cell table:style-name="ce9" office:value-type="string" calcext:value-type="string">
            <text:p>0420109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AVERAGE([.E40:.F40])" office:value-type="float" office:value="37.5" calcext:value-type="float">
            <text:p>37.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65" calcext:value-type="float">
            <text:p>65</text:p>
          </table:table-cell>
          <table:table-cell table:style-name="ce10" table:formula="of:=AVERAGE([.H40:.J40])" office:value-type="float" office:value="88.3333333333333" calcext:value-type="float">
            <text:p>88.3333333333333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40:.J40])+0.2*AVERAGE([.E40:.F40])+0.2*[.L40]+0.3*[.M40]" office:value-type="float" office:value="64.5" calcext:value-type="float">
            <text:p>64.5</text:p>
          </table:table-cell>
          <table:table-cell table:style-name="ce11" table:formula="of:=VLOOKUP([.N40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Arya Afrendha</text:p>
          </table:table-cell>
          <table:table-cell table:style-name="ce9" office:value-type="string" calcext:value-type="string">
            <text:p>95221019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AVERAGE([.E41:.F41])" office:value-type="float" office:value="17.5" calcext:value-type="float">
            <text:p>17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AVERAGE([.H41:.J41])" office:value-type="float" office:value="33.3333333333333" calcext:value-type="float">
            <text:p>33.3333333333333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41:.J41])+0.2*AVERAGE([.E41:.F41])+0.2*[.L41]+0.3*[.M41]" office:value-type="float" office:value="44" calcext:value-type="float">
            <text:p>44</text:p>
          </table:table-cell>
          <table:table-cell table:style-name="ce11" table:formula="of:=VLOOKUP([.N41];[.$Q$5:.$R$11];2;1)" office:value-type="string" office:string-value="D" calcext:value-type="string">
            <text:p>D</text:p>
          </table:table-cell>
          <table:table-cell table:number-columns-repeated="1009"/>
        </table:table-row>
        <table:table-row table:style-name="ro2">
          <table:table-cell/>
          <table:table-cell table:style-name="ce7" office:value-type="float" office:value="38" calcext:value-type="float">
            <text:p>38</text:p>
          </table:table-cell>
          <table:table-cell table:style-name="ce12" office:value-type="string" calcext:value-type="string">
            <text:p>Irfan Rasid</text:p>
          </table:table-cell>
          <table:table-cell table:style-name="ce9" office:value-type="string" calcext:value-type="string">
            <text:p>9522104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AVERAGE([.E42:.F42])" office:value-type="float" office:value="17.5" calcext:value-type="float">
            <text:p>17.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AVERAGE([.H42:.J42])" office:value-type="float" office:value="66.6666666666667" calcext:value-type="float">
            <text:p>66.6666666666667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42:.J42])+0.2*AVERAGE([.E42:.F42])+0.2*[.L42]+0.3*[.M42]" office:value-type="float" office:value="54" calcext:value-type="float">
            <text:p>54</text:p>
          </table:table-cell>
          <table:table-cell table:style-name="ce11" table:formula="of:=VLOOKUP([.N42];[.$Q$5:.$R$11];2;1)" office:value-type="string" office:string-value="C" calcext:value-type="string">
            <text:p>C</text:p>
          </table:table-cell>
          <table:table-cell table:number-columns-repeated="1009"/>
        </table:table-row>
        <table:table-row table:style-name="ro2">
          <table:table-cell/>
          <table:table-cell table:style-name="ce7" office:value-type="float" office:value="39" calcext:value-type="float">
            <text:p>39</text:p>
          </table:table-cell>
          <table:table-cell table:style-name="ce12" office:value-type="string" calcext:value-type="string">
            <text:p>Ridwan Ali</text:p>
          </table:table-cell>
          <table:table-cell table:style-name="ce9" office:value-type="string" calcext:value-type="string">
            <text:p>9522107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AVERAGE([.E43:.F43])" office:value-type="float" office:value="17.5" calcext:value-type="float">
            <text:p>17.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43:.J43])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43:.J43])+0.2*AVERAGE([.E43:.F43])+0.2*[.L43]+0.3*[.M43]" office:value-type="float" office:value="58" calcext:value-type="float">
            <text:p>58</text:p>
          </table:table-cell>
          <table:table-cell table:style-name="ce11" table:formula="of:=VLOOKUP([.N43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>
          <table:table-cell/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Suryani Ibrahim</text:p>
          </table:table-cell>
          <table:table-cell table:style-name="ce9" office:value-type="string" calcext:value-type="string">
            <text:p>9522108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AVERAGE([.E44:.F44])" office:value-type="float" office:value="12.5" calcext:value-type="float">
            <text:p>12.5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AVERAGE([.H44:.J44])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0.3*AVERAGE([.H44:.J44])+0.2*AVERAGE([.E44:.F44])+0.2*[.L44]+0.3*[.M44]" office:value-type="float" office:value="57" calcext:value-type="float">
            <text:p>57</text:p>
          </table:table-cell>
          <table:table-cell table:style-name="ce11" table:formula="of:=VLOOKUP([.N44];[.$Q$5:.$R$11];2;1)" office:value-type="string" office:string-value="BC" calcext:value-type="string">
            <text:p>BC</text:p>
          </table:table-cell>
          <table:table-cell table:number-columns-repeated="1009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Grades.A1:Grades.R41" table:display-filter-buttons="true">
          <table:sort>
            <table:sort-by table:field-number="3" table:data-type="automatic"/>
          </table:sort>
        </table:database-range>
        <table:database-range table:name="__Anonymous_Sheet_DB__1" table:target-range-address="Sheet2.B4:Sheet2.O4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4in" fo:page-height="11in" style:num-format="1" style:print-orientation="landscape" fo:margin-top="0.2in" fo:margin-bottom="0.2in" fo:margin-left="0.2in" fo:margin-right="0.2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meta:initial-creator>Mifta Nur Farid</meta:initial-creator>
    <dc:creator>Mifta Nur Farid</dc:creator>
    <meta:creation-date>2022-12-01T15:34:36Z</meta:creation-date>
    <dc:date>2023-01-02T08:09:37.181115252</dc:date>
    <meta:print-date>2022-12-06T16:56:24Z</meta:print-date>
    <meta:editing-cycles>14</meta:editing-cycles>
    <meta:editing-duration>PT3H3M52S</meta:editing-duration>
    <meta:document-statistic meta:table-count="2" meta:cell-count="1292" meta:object-count="0"/>
  </office:meta>
</office:document-meta>
</file>